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5-01-16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5-30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2-07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1-16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4-05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3-01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2-27 13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9-14 14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6-28 13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3-23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3-01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2-06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1-16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9-21 1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6-29 14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3-31 15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2-23 14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2-03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2-10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1-23 14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0-27 13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9-11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7-21 13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5-28 13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4-06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2-20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20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1-25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10-01 14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8-21 14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6-19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3-27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2-25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9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1-20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9-20 14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8-02 15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6-22 15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5-21 14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3-20 15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2-27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8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7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7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7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7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7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7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7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7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7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7-12-21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7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7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7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7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7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7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7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7-12-13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7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7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7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7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7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7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7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7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7-12-04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7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7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7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7-11-29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7-01-03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6-01-25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5-02-06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4-01-09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3-01-29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1-12-08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0-12-21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10-01-12 15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08-12-17 21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08-01-23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06-12-19 18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05-12-20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05-01-03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04-02-25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03-01-14 14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02-03-07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2001-02-21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8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8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7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7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7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7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7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7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7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7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7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7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7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6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6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6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6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6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6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6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6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6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6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6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6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6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5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5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5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5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5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5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5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5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5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5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5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5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4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4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4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4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4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948" calcext:value-type="float">
            <text:p>33.93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4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4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4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4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4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4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4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3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3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3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3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3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3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3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3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3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3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3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3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2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2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2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2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2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2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2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2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2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2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2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2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1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1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1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5328" calcext:value-type="float">
            <text:p>33.48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1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3888" calcext:value-type="float">
            <text:p>33.39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1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1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1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1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1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1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1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8416" calcext:value-type="float">
            <text:p>33.80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1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1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2024" calcext:value-type="float">
            <text:p>34.48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0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0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0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0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0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0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0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0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0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0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0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90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9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9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4776" calcext:value-type="float">
            <text:p>35.16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9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7448" calcext:value-type="float">
            <text:p>35.20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9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9408" calcext:value-type="float">
            <text:p>35.64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9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8304" calcext:value-type="float">
            <text:p>35.19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9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2272" calcext:value-type="float">
            <text:p>34.94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9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2792" calcext:value-type="float">
            <text:p>35.29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9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9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6784" calcext:value-type="float">
            <text:p>34.46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9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9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9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9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8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4776" calcext:value-type="float">
            <text:p>35.16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8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8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8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6608" calcext:value-type="float">
            <text:p>36.10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8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8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0496" calcext:value-type="float">
            <text:p>35.21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8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3608" calcext:value-type="float">
            <text:p>34.96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8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7096" calcext:value-type="float">
            <text:p>34.67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8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8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3672" calcext:value-type="float">
            <text:p>34.71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8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8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7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7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7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7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7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7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7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7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7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7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0496" calcext:value-type="float">
            <text:p>35.21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7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7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6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6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6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6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6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6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6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6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6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6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6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5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5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5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5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1808" calcext:value-type="float">
            <text:p>39.6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5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5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128" calcext:value-type="float">
            <text:p>38.3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5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5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6456" calcext:value-type="float">
            <text:p>37.17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5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5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5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4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4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9728" calcext:value-type="float">
            <text:p>38.2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4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0936" calcext:value-type="float">
            <text:p>38.7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4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4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4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4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264" calcext:value-type="float">
            <text:p>38.3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4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4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4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4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4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6552" calcext:value-type="float">
            <text:p>38.7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3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3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3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3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9248" calcext:value-type="float">
            <text:p>38.1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3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5552" calcext:value-type="float">
            <text:p>38.3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3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3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3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3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3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3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3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2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" calcext:value-type="float">
            <text:p>38.4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2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1248" calcext:value-type="float">
            <text:p>38.9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2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2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2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2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2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6488" calcext:value-type="float">
            <text:p>38.9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2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2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2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2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2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1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1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7176" calcext:value-type="float">
            <text:p>39.1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1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1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1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1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1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1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1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976" calcext:value-type="float">
            <text:p>39.8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1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1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1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0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3664" calcext:value-type="float">
            <text:p>39.9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0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3432" calcext:value-type="float">
            <text:p>40.4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0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0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0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2528" calcext:value-type="float">
            <text:p>41.5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0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0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7464" calcext:value-type="float">
            <text:p>39.9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0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0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0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0768" calcext:value-type="float">
            <text:p>38.9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0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7824" calcext:value-type="float">
            <text:p>38.9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0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0704" calcext:value-type="float">
            <text:p>39.1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80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1872" calcext:value-type="float">
            <text:p>39.3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9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9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3584" calcext:value-type="float">
            <text:p>39.3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9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6944" calcext:value-type="float">
            <text:p>39.5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9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5608" calcext:value-type="float">
            <text:p>39.5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9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9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9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9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9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9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9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9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0952" calcext:value-type="float">
            <text:p>39.6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8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8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5656" calcext:value-type="float">
            <text:p>42.2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8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8552" calcext:value-type="float">
            <text:p>43.2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8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404" calcext:value-type="float">
            <text:p>43.7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8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5208" calcext:value-type="float">
            <text:p>43.9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8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3664" calcext:value-type="float">
            <text:p>43.7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8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2584" calcext:value-type="float">
            <text:p>42.7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8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8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8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8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8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7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0184" calcext:value-type="float">
            <text:p>42.6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7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7424" calcext:value-type="float">
            <text:p>43.3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7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9152" calcext:value-type="float">
            <text:p>44.26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7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7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7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2344" calcext:value-type="float">
            <text:p>44.66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7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5144" calcext:value-type="float">
            <text:p>44.2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7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7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4344" calcext:value-type="float">
            <text:p>45.4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7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1704" calcext:value-type="float">
            <text:p>47.16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7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552" calcext:value-type="float">
            <text:p>47.08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7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6904" calcext:value-type="float">
            <text:p>46.85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6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4776" calcext:value-type="float">
            <text:p>46.59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6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7072" calcext:value-type="float">
            <text:p>46.6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6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3312" calcext:value-type="float">
            <text:p>47.07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6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8488" calcext:value-type="float">
            <text:p>47.33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6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6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5656" calcext:value-type="float">
            <text:p>46.0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6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4448" calcext:value-type="float">
            <text:p>45.49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6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6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6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0632" calcext:value-type="float">
            <text:p>44.68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6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8376" calcext:value-type="float">
            <text:p>44.9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6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5576" calcext:value-type="float">
            <text:p>45.37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6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5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004" calcext:value-type="float">
            <text:p>46.04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5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5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2208" calcext:value-type="float">
            <text:p>46.62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5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5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5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4568" calcext:value-type="float">
            <text:p>46.45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5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5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0128" calcext:value-type="float">
            <text:p>45.2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5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18" calcext:value-type="float">
            <text:p>44.8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5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892" calcext:value-type="float">
            <text:p>44.69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5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5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4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66" calcext:value-type="float">
            <text:p>45.1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4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8352" calcext:value-type="float">
            <text:p>45.48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4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9352" calcext:value-type="float">
            <text:p>45.86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4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3296" calcext:value-type="float">
            <text:p>46.18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4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4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4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4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4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1088" calcext:value-type="float">
            <text:p>45.2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4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2384" calcext:value-type="float">
            <text:p>44.98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4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0776" calcext:value-type="float">
            <text:p>45.0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4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464" calcext:value-type="float">
            <text:p>45.62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3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3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9632" calcext:value-type="float">
            <text:p>48.1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3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5288" calcext:value-type="float">
            <text:p>48.4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3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6224" calcext:value-type="float">
            <text:p>49.0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3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668" calcext:value-type="float">
            <text:p>49.6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3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6968" calcext:value-type="float">
            <text:p>50.41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3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3648" calcext:value-type="float">
            <text:p>50.5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3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0768" calcext:value-type="float">
            <text:p>50.3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3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7808" calcext:value-type="float">
            <text:p>49.5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3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7936" calcext:value-type="float">
            <text:p>49.0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3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2008" calcext:value-type="float">
            <text:p>48.8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3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1152" calcext:value-type="float">
            <text:p>48.8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3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3616" calcext:value-type="float">
            <text:p>48.7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3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9816" calcext:value-type="float">
            <text:p>48.8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2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8688" calcext:value-type="float">
            <text:p>48.9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2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1504" calcext:value-type="float">
            <text:p>49.3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2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1" calcext:value-type="float">
            <text:p>49.9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2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4464" calcext:value-type="float">
            <text:p>50.1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2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8264" calcext:value-type="float">
            <text:p>50.1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2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4632" calcext:value-type="float">
            <text:p>50.01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2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3008" calcext:value-type="float">
            <text:p>49.2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2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0944" calcext:value-type="float">
            <text:p>48.7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2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1592" calcext:value-type="float">
            <text:p>48.5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2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5768" calcext:value-type="float">
            <text:p>48.4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2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0448" calcext:value-type="float">
            <text:p>47.78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2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2328" calcext:value-type="float">
            <text:p>47.58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2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5584" calcext:value-type="float">
            <text:p>47.72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1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456" calcext:value-type="float">
            <text:p>47.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1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1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7648" calcext:value-type="float">
            <text:p>48.2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1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5664" calcext:value-type="float">
            <text:p>48.3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1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9984" calcext:value-type="float">
            <text:p>48.6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1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1192" calcext:value-type="float">
            <text:p>49.1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1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4176" calcext:value-type="float">
            <text:p>49.4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1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652" calcext:value-type="float">
            <text:p>48.3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1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0344" calcext:value-type="float">
            <text:p>47.71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1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1664" calcext:value-type="float">
            <text:p>46.8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1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7448" calcext:value-type="float">
            <text:p>46.6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1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9432" calcext:value-type="float">
            <text:p>46.50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1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8304" calcext:value-type="float">
            <text:p>46.62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0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0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0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3184" calcext:value-type="float">
            <text:p>47.57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0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2264" calcext:value-type="float">
            <text:p>47.8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0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2264" calcext:value-type="float">
            <text:p>47.8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0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8216" calcext:value-type="float">
            <text:p>47.44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0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3624" calcext:value-type="float">
            <text:p>47.28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0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7072" calcext:value-type="float">
            <text:p>46.6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0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0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004" calcext:value-type="float">
            <text:p>46.04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0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9352" calcext:value-type="float">
            <text:p>45.86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70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9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4112" calcext:value-type="float">
            <text:p>45.8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9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2104" calcext:value-type="float">
            <text:p>46.55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9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8616" calcext:value-type="float">
            <text:p>46.8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9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9472" calcext:value-type="float">
            <text:p>46.8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9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9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3688" calcext:value-type="float">
            <text:p>47.03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9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9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9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9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3608" calcext:value-type="float">
            <text:p>46.39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9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9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9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9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2864" calcext:value-type="float">
            <text:p>45.01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9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9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9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9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3176" calcext:value-type="float">
            <text:p>45.2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9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9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3008" calcext:value-type="float">
            <text:p>45.4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9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9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7768" calcext:value-type="float">
            <text:p>45.3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9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8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6536" calcext:value-type="float">
            <text:p>45.43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8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8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188" calcext:value-type="float">
            <text:p>45.52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8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8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8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8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8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8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8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8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756" calcext:value-type="float">
            <text:p>45.2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8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8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3512" calcext:value-type="float">
            <text:p>44.86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8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8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8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8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8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112" calcext:value-type="float">
            <text:p>43.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8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9304" calcext:value-type="float">
            <text:p>43.1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8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208" calcext:value-type="float">
            <text:p>43.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8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5128" calcext:value-type="float">
            <text:p>43.3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8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352" calcext:value-type="float">
            <text:p>43.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8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6192" calcext:value-type="float">
            <text:p>43.4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8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7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0848" calcext:value-type="float">
            <text:p>43.3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7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7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5312" calcext:value-type="float">
            <text:p>44.02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7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7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7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7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9528" calcext:value-type="float">
            <text:p>44.22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7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7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748" calcext:value-type="float">
            <text:p>44.60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7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7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9736" calcext:value-type="float">
            <text:p>44.36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7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7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9008" calcext:value-type="float">
            <text:p>43.87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7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7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5336" calcext:value-type="float">
            <text:p>43.4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7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6256" calcext:value-type="float">
            <text:p>43.1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7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632" calcext:value-type="float">
            <text:p>42.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7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7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7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7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7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7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7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7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6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6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6568" calcext:value-type="float">
            <text:p>43.4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6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6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9072" calcext:value-type="float">
            <text:p>43.6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6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6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4312" calcext:value-type="float">
            <text:p>43.64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6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352" calcext:value-type="float">
            <text:p>43.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6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4856" calcext:value-type="float">
            <text:p>43.4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6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112" calcext:value-type="float">
            <text:p>43.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6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1184" calcext:value-type="float">
            <text:p>43.0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6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6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696" calcext:value-type="float">
            <text:p>42.5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6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6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6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6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6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6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6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6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6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6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6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5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5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5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5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5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5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5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5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6488" calcext:value-type="float">
            <text:p>42.7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5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4944" calcext:value-type="float">
            <text:p>42.6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5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5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5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5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5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5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5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5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5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5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5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5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5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5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5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4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4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4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4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4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4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4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4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4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0792" calcext:value-type="float">
            <text:p>42.1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4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4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4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4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4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4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4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5376" calcext:value-type="float">
            <text:p>39.9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4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4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4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4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4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4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4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3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3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3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3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3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3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3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3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3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3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3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3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3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3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3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3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3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3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3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3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0264" calcext:value-type="float">
            <text:p>39.4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3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3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1872" calcext:value-type="float">
            <text:p>39.3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3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5424" calcext:value-type="float">
            <text:p>38.8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3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2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2624" calcext:value-type="float">
            <text:p>39.2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2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2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3288" calcext:value-type="float">
            <text:p>40.0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2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2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4704" calcext:value-type="float">
            <text:p>40.6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2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2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2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2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4912" calcext:value-type="float">
            <text:p>40.8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2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2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2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2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9928" calcext:value-type="float">
            <text:p>39.8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2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2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4232" calcext:value-type="float">
            <text:p>39.1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2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2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2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2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6136" calcext:value-type="float">
            <text:p>38.4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2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2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6992" calcext:value-type="float">
            <text:p>38.4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2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2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2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1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52" calcext:value-type="float">
            <text:p>38.4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1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1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1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1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2208" calcext:value-type="float">
            <text:p>39.0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1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1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1184" calcext:value-type="float">
            <text:p>39.1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1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1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1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1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3584" calcext:value-type="float">
            <text:p>39.3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1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1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1872" calcext:value-type="float">
            <text:p>39.3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1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8888" calcext:value-type="float">
            <text:p>39.1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1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1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1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1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1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1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1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0144" calcext:value-type="float">
            <text:p>38.4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1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1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1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0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3272" calcext:value-type="float">
            <text:p>39.1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0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0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2872" calcext:value-type="float">
            <text:p>39.7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0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0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0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892" calcext:value-type="float">
            <text:p>40.8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0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0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0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0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0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0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0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0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1848" calcext:value-type="float">
            <text:p>39.9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0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0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0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0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4168" calcext:value-type="float">
            <text:p>39.4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0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0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4816" calcext:value-type="float">
            <text:p>39.2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0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0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1392" calcext:value-type="float">
            <text:p>39.3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60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9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348" calcext:value-type="float">
            <text:p>39.2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9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9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9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9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7864" calcext:value-type="float">
            <text:p>39.2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9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9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2728" calcext:value-type="float">
            <text:p>39.3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9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9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8344" calcext:value-type="float">
            <text:p>39.3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9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9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9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9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9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9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9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2944" calcext:value-type="float">
            <text:p>38.03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9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9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9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5136" calcext:value-type="float">
            <text:p>38.04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9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8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8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8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8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8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8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3984" calcext:value-type="float">
            <text:p>38.7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8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8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8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8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8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8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8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8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8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8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8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8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8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8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8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8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8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7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7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7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7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7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7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7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7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7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812" calcext:value-type="float">
            <text:p>38.2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7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7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7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7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7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7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7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7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7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7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7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7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7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7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7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6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6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6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6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6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5656" calcext:value-type="float">
            <text:p>38.3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6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6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592" calcext:value-type="float">
            <text:p>38.6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6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6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9976" calcext:value-type="float">
            <text:p>38.6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6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6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6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6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6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6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6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6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6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6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6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6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6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6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6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5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5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5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5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5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5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5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5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5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5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5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5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5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5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5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5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5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4176" calcext:value-type="float">
            <text:p>34.17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5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5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5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5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1064" calcext:value-type="float">
            <text:p>34.42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5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5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5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3712" calcext:value-type="float">
            <text:p>35.03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5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4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4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4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4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4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4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4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4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4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4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4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4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4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8368" calcext:value-type="float">
            <text:p>34.94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4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4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4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4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4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4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4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4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4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4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5704" calcext:value-type="float">
            <text:p>33.44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4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3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3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3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3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3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3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3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3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4072" calcext:value-type="float">
            <text:p>34.10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3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3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3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4616" calcext:value-type="float">
            <text:p>33.88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3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3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3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3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3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8752" calcext:value-type="float">
            <text:p>33.44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3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3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3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3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3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3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3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0776" calcext:value-type="float">
            <text:p>33.64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3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2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2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2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2904" calcext:value-type="float">
            <text:p>33.90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2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2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7936" calcext:value-type="float">
            <text:p>33.77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2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2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2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2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2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2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2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2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2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2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2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2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2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2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2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2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2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2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2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2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1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1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1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1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1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1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1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1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1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1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1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1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1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1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1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1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1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1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1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1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1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1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1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1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1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1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5752" calcext:value-type="float">
            <text:p>32.30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1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0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0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0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0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0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0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0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0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0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0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0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0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0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0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0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0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0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0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0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0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0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0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0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0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0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50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9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9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9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9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9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9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9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9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9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9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9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9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9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9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9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9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9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9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9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9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9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9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9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9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9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8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8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8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8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8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8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8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8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8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8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8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8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8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8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8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8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8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8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8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8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8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8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8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8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7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7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7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7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7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7-05-28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7-02-06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6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6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6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5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5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5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5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5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5-06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7664" calcext:value-type="float">
            <text:p>30.07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5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5-05-14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5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5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5-03-19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5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5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5-01-29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5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4-12-11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4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4-06-27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4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4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4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4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4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4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4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3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3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3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2-05-30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1-09-30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1-08-13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1-07-24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1-06-16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1-05-15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1-04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1-03-14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1-03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1-02-20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8095063601</text:p>
          </table:table-cell>
          <table:table-cell office:value-type="string" calcext:value-type="string">
            <text:p>1941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52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606" meta:object-count="0"/>
    <meta:user-defined meta:name="AppVersion">3.0</meta:user-defined>
  </office:meta>
</office:document-meta>
</file>